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3" style:family="paragraph" style:parent-style-name="Text_20_body" style:list-style-name="L2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2d3b45" style:font-name="Lato Extended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</style:style>
    <style:style style:name="P5" style:family="paragraph" style:parent-style-name="Text_20_body" style:list-style-name="L1">
      <style:paragraph-properties fo:margin-top="0in" fo:margin-bottom="0.0626in" loext:contextual-spacing="false" fo:orphans="2" fo:widows="2" fo:padding="0in" fo:border="none"/>
      <style:text-properties fo:font-variant="normal" fo:text-transform="none" fo:color="#2d3b45" style:font-name="Lato Extended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top="0in" fo:margin-bottom="0.0626in" loext:contextual-spacing="false" fo:orphans="2" fo:widows="2" fo:padding="0in" fo:border="none"/>
      <style:text-properties fo:font-variant="normal" fo:text-transform="none" fo:color="#2d3b45" style:font-name="Lato Extended" fo:font-size="12pt" fo:letter-spacing="normal" fo:font-style="normal" fo:font-weight="normal"/>
    </style:style>
    <style:style style:name="T1" style:family="text">
      <style:text-properties officeooo:rsid="000797cf"/>
    </style:style>
    <style:style style:name="T2" style:family="text">
      <style:text-properties fo:color="#e01e5a" fo:font-weight="bold" loext:padding-left="0.0311in" loext:padding-right="0in" loext:padding-top="0.0209in" loext:padding-bottom="0.0193in" loext:border-left="0.06pt solid #000000" loext:border-right="none" loext:border-top="0.06pt solid #000000" loext:border-bottom="0.06pt solid #000000"/>
    </style:style>
    <style:style style:name="T3" style:family="text">
      <style:text-properties fo:color="#e01e5a" fo:font-weight="bold" loext:padding="0in" loext:border="none"/>
    </style:style>
    <style:style style:name="T4" style:family="text">
      <style:text-properties fo:color="#e01e5a" fo:font-weight="bold" officeooo:rsid="0008201e" loext:padding-left="0.0311in" loext:padding-right="0in" loext:padding-top="0.0209in" loext:padding-bottom="0.0193in" loext:border-left="0.06pt solid #000000" loext:border-right="none" loext:border-top="0.06pt solid #000000" loext:border-bottom="0.06pt solid #000000"/>
    </style:style>
    <style:style style:name="T5" style:family="text">
      <style:text-properties fo:color="#e01e5a" loext:padding-left="0.0311in" loext:padding-right="0in" loext:padding-top="0.0209in" loext:padding-bottom="0.0193in" loext:border-left="0.06pt solid #000000" loext:border-right="none" loext:border-top="0.06pt solid #000000" loext:border-bottom="0.06pt solid #000000"/>
    </style:style>
    <style:style style:name="T6" style:family="text">
      <style:text-properties fo:color="#e01e5a" loext:padding="0in" loext:border="none"/>
    </style:style>
    <style:style style:name="T7" style:family="text">
      <style:text-properties fo:color="#e01e5a" style:text-line-through-style="none" style:text-line-through-type="none" style:text-underline-style="none" style:text-blinking="false" loext:padding="0in" loext:border="none"/>
    </style:style>
    <style:style style:name="T8" style:family="text">
      <style:text-properties fo:color="#e01e5a" officeooo:rsid="0008201e" loext:padding-left="0.0311in" loext:padding-right="0in" loext:padding-top="0.0209in" loext:padding-bottom="0.0193in" loext:border-left="0.06pt solid #000000" loext:border-right="none" loext:border-top="0.06pt solid #000000" loext:border-bottom="0.06pt solid #000000"/>
    </style:style>
    <style:style style:name="T9" style:family="text">
      <style:text-properties fo:font-variant="normal" fo:text-transform="none" fo:color="#1d1c1d" style:font-name="Slack-Lato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49751826" text:style-name="L1">
        <text:list-item>
          <text:p text:style-name="P4"/>
        </text:list-item>
      </text:list>
      <text:p text:style-name="P2"><text:span text:style-name="Source_20_Text"><text:span text:style-name="T2"># </text:span></text:span><text:span text:style-name="Source_20_Text"><text:span text:style-name="T4">My favorite </text:span></text:span><text:span text:style-name="Source_20_Text"><text:span text:style-name="T2">Music Band</text:span></text:span><text:line-break/><text:span text:style-name="Source_20_Text"><text:span text:style-name="T2">## Author</text:span></text:span><text:line-break/><text:span text:style-name="Source_20_Text"><text:span text:style-name="T8">VICTOR KITEME</text:span></text:span><text:line-break/><text:span text:style-name="Source_20_Text"><text:span text:style-name="T2">## Description</text:span></text:span><text:line-break/><text:span text:style-name="Source_20_Text"><text:span text:style-name="T5">Its a website that expalins more about my fev music band </text:span></text:span><text:line-break/><text:span text:style-name="Source_20_Text"><text:span text:style-name="T2">### Prerequisites</text:span></text:span><text:line-break/><text:span text:style-name="Source_20_Text"><text:span text:style-name="T5">You need to have git installed</text:span></text:span><text:line-break/><text:span text:style-name="Source_20_Text"><text:span text:style-name="T5">You can install it with the following command in your terminal</text:span></text:span><text:line-break/><text:span text:style-name="Source_20_Text"><text:span text:style-name="T5">`$ sudo apt install git-all`</text:span></text:span><text:line-break/><text:span text:style-name="Source_20_Text"><text:span text:style-name="T2">### Setup</text:span></text:span><text:line-break/><text:span text:style-name="Source_20_Text"><text:span text:style-name="T5">To access this project on your local files, you can clone it using these steps</text:span></text:span><text:line-break/><text:span text:style-name="Source_20_Text"><text:span text:style-name="T5">1. Open your terminal</text:span></text:span><text:line-break/><text:span text:style-name="Source_20_Text"><text:span text:style-name="T6">1. Use this command to clone `$ git clone </text:span></text:span><text:a xlink:type="simple" xlink:href="https://github.com/hamida-mstafa/fev-band" office:target-frame-name="_blank" xlink:show="new" text:style-name="Internet_20_link" text:visited-style-name="Visited_20_Internet_20_Link"><text:span text:style-name="Source_20_Text"><text:span text:style-name="T7">https://github.com/hamida-mstafa/fev-band</text:span></text:span></text:a><text:line-break/><text:span text:style-name="Source_20_Text"><text:span text:style-name="T5">1. This will clone the repositoty into your local folder</text:span></text:span><text:line-break/><text:span text:style-name="Source_20_Text"><text:span text:style-name="T6">1. </text:span></text:span><text:span text:style-name="Source_20_Text"><text:span text:style-name="T3">__Enjoy :)__</text:span></text:span><text:line-break/><text:span text:style-name="Source_20_Text"><text:span text:style-name="T2">### Technologies Used</text:span></text:span><text:line-break/><text:span text:style-name="Source_20_Text"><text:span text:style-name="T5">1. HTML</text:span></text:span><text:line-break/><text:span text:style-name="Source_20_Text"><text:span text:style-name="T5">1. CSS</text:span></text:span><text:line-break/><text:span text:style-name="Source_20_Text"><text:span text:style-name="T5">1. Git</text:span></text:span><text:line-break/><text:span text:style-name="Source_20_Text"><text:span text:style-name="T2">### Live Site</text:span></text:span><text:line-break/><text:span text:style-name="Source_20_Text"><text:span text:style-name="T6">View [live](</text:span></text:span><text:span text:style-name="Source_20_Text"><text:span text:style-name="T7">https://github.com/victorkitesh/favorite-band-project.git</text:span></text:span><text:span text:style-name="Source_20_Text"><text:span text:style-name="T6">)</text:span></text:span><text:line-break/><text:span text:style-name="Source_20_Text"><text:span text:style-name="T2">### Licence</text:span></text:span><text:line-break/><text:span text:style-name="Source_20_Text"><text:span text:style-name="T5">This project is under the [MIT](LICENSE) licence</text:span></text:span><text:line-break/><text:span text:style-name="T9">License format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6:09:35.459276265</meta:creation-date>
    <dc:date>2021-02-28T21:19:48.381426580</dc:date>
    <meta:editing-duration>PT5M5S</meta:editing-duration>
    <meta:editing-cycles>3</meta:editing-cycles>
    <meta:generator>LibreOffice/6.4.2.2$Linux_X86_64 LibreOffice_project/40$Build-2</meta:generator>
    <meta:document-statistic meta:table-count="0" meta:image-count="0" meta:object-count="0" meta:page-count="1" meta:paragraph-count="2" meta:word-count="116" meta:character-count="737" meta:non-whitespace-character-count="622"/>
  </office:meta>
</office:document-meta>
</file>